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238cm" fo:margin-left="0.012cm" fo:margin-top="0cm" fo:margin-bottom="0cm" table:align="left" style:writing-mode="page"/>
    </style:style>
    <style:style style:name="Table1.A" style:family="table-column">
      <style:table-column-properties style:column-width="4.987cm"/>
    </style:style>
    <style:style style:name="Table1.B" style:family="table-column">
      <style:table-column-properties style:column-width="5.502cm"/>
    </style:style>
    <style:style style:name="Table1.C" style:family="table-column">
      <style:table-column-properties style:column-width="5.75cm"/>
    </style:style>
    <style:style style:name="Table1.1" style:family="table-row">
      <style:table-row-properties style:min-row-height="0.979cm" fo:keep-together="auto"/>
    </style:style>
    <style:style style:name="Table1.A1" style:family="table-cell">
      <style:table-cell-properties style:vertical-align="middle" fo:padding="0.071cm" fo:border="0.75pt solid #000000"/>
    </style:style>
    <style:style style:name="Table2" style:family="table">
      <style:table-properties style:width="17.507cm" fo:margin-left="0.018cm" fo:margin-top="0cm" fo:margin-bottom="0cm" fo:break-before="page" table:align="left" style:writing-mode="page"/>
    </style:style>
    <style:style style:name="Table2.A" style:family="table-column">
      <style:table-column-properties style:column-width="2.803cm"/>
    </style:style>
    <style:style style:name="Table2.B" style:family="table-column">
      <style:table-column-properties style:column-width="2.117cm"/>
    </style:style>
    <style:style style:name="Table2.C" style:family="table-column">
      <style:table-column-properties style:column-width="12.58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176cm" fo:border="1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176cm" fo:border="1pt solid #000000">
        <style:background-image/>
      </style:table-cell-properties>
    </style:style>
    <style:style style:name="Table2.4" style:family="table-row">
      <style:table-row-properties style:min-row-height="0.887cm" fo:keep-together="auto"/>
    </style:style>
    <style:style style:name="Table2.A5" style:family="table-cell">
      <style:table-cell-properties style:vertical-align="middle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background-color="transparent"/>
    </style:style>
    <style:style style:name="P2" style:family="paragraph" style:parent-style-name="Standard">
      <style:paragraph-properties fo:orphans="0" fo:widows="0" fo:padding="0cm" fo:border="none" style:shadow="none" style:join-border="false"/>
      <style:text-properties style:font-name="Arial" fo:font-size="10pt" officeooo:rsid="001e9ff1" officeooo:paragraph-rsid="001e9ff1" style:font-size-asian="10pt" style:font-name-complex="Arial1" style:font-size-complex="10pt"/>
    </style:style>
    <style:style style:name="P3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style:font-name="Arial" fo:font-size="10pt" officeooo:rsid="001e9ff1" officeooo:paragraph-rsid="001e9ff1" style:font-size-asian="10pt" style:font-name-complex="Arial1" style:font-size-complex="10pt"/>
    </style:style>
    <style:style style:name="P4" style:family="paragraph" style:parent-style-name="Standard">
      <style:paragraph-properties fo:orphans="0" fo:widows="0" fo:padding="0cm" fo:border="none" style:shadow="none" style:join-border="false"/>
      <style:text-properties style:font-name="Arial" fo:font-size="10pt" fo:language="en" fo:country="US" officeooo:rsid="001e9ff1" officeooo:paragraph-rsid="001e9ff1" style:font-size-asian="10pt" style:font-name-complex="Arial1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name-complex="Arial1" style:font-size-complex="10pt"/>
    </style:style>
    <style:style style:name="P6" style:family="paragraph" style:parent-style-name="Heading_20_2" style:master-page-name="Standard">
      <style:paragraph-properties fo:text-align="center" style:justify-single-word="false" style:page-number="1"/>
    </style:style>
    <style:style style:name="P7" style:family="paragraph" style:parent-style-name="Normal_20__28_Web_29_">
      <style:paragraph-properties fo:margin-top="0cm" fo:margin-bottom="0cm" style:contextual-spacing="false"/>
    </style:style>
    <style:style style:name="P8" style:family="paragraph" style:parent-style-name="Normal_20__28_Web_29_">
      <style:paragraph-properties fo:margin-top="0cm" fo:margin-bottom="0cm" style:contextual-spacing="false" fo:text-align="center" style:justify-single-word="false"/>
      <style:text-properties style:font-name="Arial" fo:font-size="10pt" fo:language="en" fo:country="US" fo:background-color="transparent" style:font-size-asian="10pt" style:font-name-complex="Arial1" style:font-size-complex="10pt"/>
    </style:style>
    <style:style style:name="P9" style:family="paragraph" style:parent-style-name="Normal_20__28_Web_29_">
      <style:paragraph-properties fo:margin-top="0cm" fo:margin-bottom="0cm" style:contextual-spacing="false" fo:text-align="center" style:justify-single-word="false"/>
      <style:text-properties style:font-name="Arial" fo:font-size="10pt" fo:language="en" fo:country="US" officeooo:rsid="00206eec" officeooo:paragraph-rsid="00206eec" fo:background-color="transparent" style:font-size-asian="10pt" style:font-name-complex="Arial1" style:font-size-complex="10pt"/>
    </style:style>
    <style:style style:name="P10" style:family="paragraph" style:parent-style-name="Normal_20__28_Web_29_">
      <style:paragraph-properties fo:margin-top="0cm" fo:margin-bottom="0cm" style:contextual-spacing="false" fo:text-align="center" style:justify-single-word="false"/>
    </style:style>
    <style:style style:name="P11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language="en" fo:country="US" fo:background-color="transparent" style:font-size-asian="10pt" style:font-name-complex="Arial1" style:font-size-complex="10pt"/>
    </style:style>
    <style:style style:name="P13" style:family="paragraph" style:parent-style-name="Standard" style:list-style-name="WWNum3">
      <style:paragraph-properties fo:text-align="justify" style:justify-single-word="false"/>
      <style:text-properties style:font-name="Arial" fo:font-size="10pt" fo:language="en" fo:country="US" officeooo:rsid="001e9ff1" officeooo:paragraph-rsid="001e9ff1" fo:background-color="transparent" style:font-size-asian="10pt" style:font-name-complex="Arial1" style:font-size-complex="10pt"/>
    </style:style>
    <style:style style:name="P14" style:family="paragraph" style:parent-style-name="Standard" style:list-style-name="WWNum3">
      <style:paragraph-properties fo:text-align="justify" style:justify-single-word="false"/>
      <style:text-properties style:font-name="Arial" fo:font-size="10pt" fo:language="en" fo:country="US" officeooo:rsid="001e9ff1" fo:background-color="transparent" style:font-size-asian="10pt" style:font-name-complex="Arial1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fo:language="en" fo:country="US" officeooo:rsid="00206eec" officeooo:paragraph-rsid="00206eec" fo:background-color="transparent" style:font-size-asian="10pt" style:font-name-complex="Arial1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fo:language="en" fo:country="US" style:font-size-asian="10pt" style:font-name-complex="Arial1" style:font-size-complex="10pt"/>
    </style:style>
    <style:style style:name="P17" style:family="paragraph" style:parent-style-name="Standard" style:list-style-name="WWNum3">
      <style:paragraph-properties fo:text-align="justify" style:justify-single-word="false"/>
      <style:text-properties style:font-name="Arial" fo:font-size="10pt" fo:language="en" fo:country="US" officeooo:paragraph-rsid="001e9ff1" style:font-name-asian="Times New Roman1" style:font-size-asian="10pt" style:font-name-complex="Arial1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fo:language="it" fo:country="IT" fo:background-color="transparent" style:font-size-asian="10pt" style:font-name-complex="Arial1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0pt" fo:language="it" fo:country="IT" style:font-size-asian="10pt" style:font-name-complex="Arial1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name-complex="Arial1" style:font-size-complex="10pt"/>
    </style:style>
    <style:style style:name="P21" style:family="paragraph" style:parent-style-name="Standard">
      <style:text-properties style:font-name="Arial" style:font-name-complex="Arial1"/>
    </style:style>
    <style:style style:name="P22" style:family="paragraph" style:parent-style-name="Standard">
      <style:paragraph-properties fo:orphans="0" fo:widows="0" fo:padding="0cm" fo:border="none" style:shadow="none" style:join-border="false"/>
    </style:style>
    <style:style style:name="P23" style:family="paragraph" style:parent-style-name="Standard">
      <style:text-properties fo:background-color="transparent"/>
    </style:style>
    <style:style style:name="P24" style:family="paragraph" style:parent-style-name="Standard" style:list-style-name="WWNum3">
      <style:paragraph-properties fo:text-align="justify" style:justify-single-word="false"/>
      <style:text-properties officeooo:paragraph-rsid="001e9ff1"/>
    </style:style>
    <style:style style:name="P25" style:family="paragraph" style:parent-style-name="Standard">
      <style:paragraph-properties fo:text-align="justify" style:justify-single-word="false"/>
    </style:style>
    <style:style style:name="T1" style:family="text">
      <style:text-properties fo:language="it" fo:country="IT"/>
    </style:style>
    <style:style style:name="T2" style:family="text">
      <style:text-properties fo:language="it" fo:country="IT" fo:font-weight="bold" style:font-weight-asian="bold"/>
    </style:style>
    <style:style style:name="T3" style:family="text">
      <style:text-properties style:font-name="Arial" fo:font-size="10pt" fo:language="it" fo:country="IT" style:font-size-asian="10pt" style:font-name-complex="Arial1" style:font-size-complex="10pt"/>
    </style:style>
    <style:style style:name="T4" style:family="text">
      <style:text-properties style:font-name="Arial" fo:font-size="10pt" fo:language="it" fo:country="IT" officeooo:rsid="001e9ff1" style:font-size-asian="10pt" style:font-name-complex="Arial1" style:font-size-complex="10pt"/>
    </style:style>
    <style:style style:name="T5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6" style:family="text">
      <style:text-properties style:font-name="Arial" fo:font-size="10pt" style:font-size-asian="10pt" style:font-name-complex="Arial1" style:font-size-complex="10pt"/>
    </style:style>
    <style:style style:name="T7" style:family="text">
      <style:text-properties style:font-name="Arial" fo:font-size="10pt" officeooo:rsid="001e9ff1" style:font-size-asian="10pt" style:font-name-complex="Arial1" style:font-size-complex="10pt"/>
    </style:style>
    <style:style style:name="T8" style:family="text">
      <style:text-properties style:font-name="Arial" fo:font-size="10pt" officeooo:rsid="0024be35" style:font-size-asian="10pt" style:font-name-complex="Arial1" style:font-size-complex="10pt"/>
    </style:style>
    <style:style style:name="T9" style:family="text">
      <style:text-properties style:font-name="Arial" fo:font-size="10pt" fo:language="en" fo:country="US" style:font-size-asian="10pt" style:font-name-complex="Arial1" style:font-size-complex="10pt"/>
    </style:style>
    <style:style style:name="T10" style:family="text">
      <style:text-properties style:font-name="Arial" fo:font-size="10pt" fo:language="en" fo:country="US" fo:background-color="transparent" loext:char-shading-value="0" style:font-size-asian="10pt" style:font-name-complex="Arial1" style:font-size-complex="10pt"/>
    </style:style>
    <style:style style:name="T11" style:family="text">
      <style:text-properties style:font-name="Arial" fo:font-size="10pt" fo:language="en" fo:country="US" officeooo:rsid="001e9ff1" fo:background-color="transparent" loext:char-shading-value="0" style:font-size-asian="10pt" style:font-name-complex="Arial1" style:font-size-complex="10pt"/>
    </style:style>
    <style:style style:name="T12" style:family="text">
      <style:text-properties style:font-name="Arial" fo:font-size="10pt" fo:language="en" fo:country="US" officeooo:rsid="00206eec" fo:background-color="transparent" loext:char-shading-value="0" style:font-size-asian="10pt" style:font-name-complex="Arial1" style:font-size-complex="10pt"/>
    </style:style>
    <style:style style:name="T13" style:family="text">
      <style:text-properties style:font-name="Arial" fo:font-size="10pt" fo:language="en" fo:country="US" officeooo:rsid="00223a60" fo:background-color="transparent" loext:char-shading-value="0" style:font-size-asian="10pt" style:font-name-complex="Arial1" style:font-size-complex="10pt"/>
    </style:style>
    <style:style style:name="T14" style:family="text">
      <style:text-properties style:font-name="Arial" fo:font-size="10pt" fo:language="en" fo:country="US" officeooo:rsid="00223a60" fo:background-color="transparent" loext:char-shading-value="0" style:font-name-asian="Times New Roman1" style:font-size-asian="10pt" style:font-name-complex="Arial1" style:font-size-complex="10pt"/>
    </style:style>
    <style:style style:name="T15" style:family="text">
      <style:text-properties style:font-name="Arial" fo:font-size="10pt" fo:font-style="italic" fo:font-weight="bold" style:font-size-asian="10pt" style:font-style-asian="italic" style:font-weight-asian="bold" style:font-name-complex="Arial1" style:font-size-complex="10pt"/>
    </style:style>
    <style:style style:name="T16" style:family="text">
      <style:text-properties style:font-name="Arial" style:font-name-complex="Arial1"/>
    </style:style>
    <style:style style:name="T17" style:family="text">
      <style:text-properties fo:color="#000000" loext:opacity="100%" style:font-name="Arial" fo:font-size="10pt" fo:font-weight="bold" style:font-size-asian="10pt" style:font-weight-asian="bold" style:font-name-complex="Arial1" style:font-size-complex="10pt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206eec"/>
    </style:style>
    <style:style style:name="T20" style:family="text">
      <style:text-properties officeooo:rsid="00223a60"/>
    </style:style>
    <style:style style:name="T21" style:family="text">
      <style:text-properties officeooo:rsid="0024be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 loext:marker-style-name="T1"><text:span text:style-name="T2">Intelligent Internet of Things<text:line-break/>Proposta Progettuale</text:span><text:span text:style-name="T2"/></text:h>
      <text:p text:style-name="Standard" loext:marker-style-name="T5"><text:span text:style-name="T5">Scenario Applicativo</text:span></text:p>
      <text:p text:style-name="P11" loext:marker-style-name="T6"/>
      <text:p text:style-name="P23"><text:span text:style-name="T4">Smart Hospital</text:span><text:span text:style-name="T3"> / </text:span><text:span text:style-name="T4">Patient hospitalization</text:span><text:span text:style-name="T3"> </text:span></text:p>
      <text:p text:style-name="P7" loext:marker-style-name="T16"><text:span text:style-name="T6"><text:line-break/></text:span><text:span text:style-name="T17">Studenti</text:span></text:p>
      <text:p text:style-name="P21" loext:marker-style-name="T1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<text:span text:style-name="T12">Carla Sofia Ciresola</text:span><text:span text:style-name="T10"><text:line-break/></text:span><text:span text:style-name="T13">168194</text:span><text:span text:style-name="T10"><text:line-break/></text:span><text:span text:style-name="T14">309309@studenti.unimore.it</text:span></text:p>
          </table:table-cell>
          <table:table-cell table:style-name="Table1.A1" office:value-type="string">
            <text:p text:style-name="P9">Cristian Pio Cirillo</text:p>
            <text:p text:style-name="P8"><text:span text:style-name="T20">166317</text:span><text:line-break/><text:span text:style-name="T20">304579@studenti.unimore.it</text:span></text:p>
          </table:table-cell>
          <table:table-cell table:style-name="Table1.A1" office:value-type="string">
            <text:p text:style-name="P15">Samuele Savazzi</text:p>
            <text:p text:style-name="P12"><text:span text:style-name="T20">167108</text:span><text:line-break/><text:span text:style-name="T20">303550@studenti.unimore.it</text:span></text:p>
          </table:table-cell>
        </table:table-row>
      </table:table>
      <text:p text:style-name="P21" loext:marker-style-name="T16"/>
      <text:p text:style-name="Standard" loext:marker-style-name="T5"><text:span text:style-name="T5">Descrizione</text:span></text:p>
      <text:p text:style-name="P25"/>
      <text:p text:style-name="P18">Automatizzare e centralizzare il controllo dei parametri vitali di pazienti ricoverati e dei parametri</text:p>
      <text:p text:style-name="P18">ambientali delle varie stanze.</text:p>
      <text:p text:style-name="P19" loext:marker-style-name="T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2" loext:marker-style-name="T5"><text:span text:style-name="T5">Nome</text:span></text:p>
          </table:table-cell>
          <table:table-cell table:style-name="Table2.A1" office:value-type="string">
            <text:p text:style-name="P22" loext:marker-style-name="T5"><text:span text:style-name="T5">Tipologia</text:span><text:span text:style-name="T5"/></text:p>
          </table:table-cell>
          <table:table-cell table:style-name="Table2.A1" office:value-type="string">
            <text:p text:style-name="P22" loext:marker-style-name="T5"><text:span text:style-name="T5">Descrizione</text:span></text:p>
          </table:table-cell>
        </table:table-row>
        <table:table-row table:style-name="Table2.1">
          <table:table-cell table:style-name="Table2.A2" office:value-type="string">
            <text:p text:style-name="P2">Monitor-Respirazione</text:p>
          </table:table-cell>
          <table:table-cell table:style-name="Table2.A2" office:value-type="string">
            <text:p text:style-name="P3">Sensore</text:p>
          </table:table-cell>
          <table:table-cell table:style-name="Table2.A2" office:value-type="string">
            <text:p text:style-name="P2"/>
            <text:p text:style-name="P2">SpO2 (Saturazione di Ossigeno nel Sangue):</text:p>
            <text:p text:style-name="P2"><text:tab/>• Unità di misura: Percentuale (%)</text:p>
            <text:p text:style-name="P2"/>
            <text:p text:style-name="P2">RESP (Frequenza Respiratoria):</text:p>
            <text:p text:style-name="P2"><text:tab/>• Unità di misura: Respiri al minuto (BPM)</text:p>
            <text:p text:style-name="P2"/>
            <text:p text:style-name="P2">CO2 (Anidride Carbonica ):</text:p>
            <text:p text:style-name="P2"><text:tab/>• <text:s/>Unità di misura: mmHg o kPa</text:p>
            <text:p text:style-name="P2"/>
            <text:p text:style-name="P2">EtCO2 (End-Tidal CO2):</text:p>
            <text:p text:style-name="P2"><text:tab/>• Misura la concentrazione di anidride carbonica alla fine</text:p>
            <text:p text:style-name="P2"><text:tab/>dell'espirazione.</text:p>
            <text:p text:style-name="P2"/>
            <text:p text:style-name="P2"><text:tab/>• Modalità misurazione: Sidestream o Mainstream</text:p>
            <text:p text:style-name="P2"/>
            <text:p text:style-name="P2"><text:tab/>• Range misurazione: 0~150 mmHg, 0 to 19%</text:p>
            <text:p text:style-name="P2"/>
            <text:p text:style-name="P2"><text:tab/>• Unità di misura: mmHg per la pressione, Percentuale (%) per la</text:p>
            <text:p text:style-name="P2"><text:tab/>concentrazione di CO2</text:p>
            <text:p text:style-name="P2"><text:tab/></text:p>
          </table:table-cell>
        </table:table-row>
        <table:table-row table:style-name="Table2.1">
          <table:table-cell table:style-name="Table2.A2" office:value-type="string">
            <text:p text:style-name="P2">Monitor-Infusione</text:p>
          </table:table-cell>
          <table:table-cell table:style-name="Table2.A2" office:value-type="string">
            <text:p text:style-name="P3">Sensore / Attuatore</text:p>
          </table:table-cell>
          <table:table-cell table:style-name="Table2.A2" office:value-type="string">
            <text:p text:style-name="P4"/>
            <text:p text:style-name="P4">TEMP (Temperatura Corporea):</text:p>
            <text:p text:style-name="P4"><text:tab/>• Unità di misura: Gradi Celsius (°C) o Fahrenheit (°F)</text:p>
            <text:p text:style-name="P4"/>
            <text:p text:style-name="P4">Frequenza Cardiaca:</text:p>
            <text:p text:style-name="P4"><text:tab/>• Frequenza Cardiaca (BPM)</text:p>
            <text:p text:style-name="P4"/>
          </table:table-cell>
        </table:table-row>
        <table:table-row table:style-name="Table2.4">
          <table:table-cell table:style-name="Table2.A2" office:value-type="string">
            <text:p text:style-name="P2">Monitor-Cuore</text:p>
          </table:table-cell>
          <table:table-cell table:style-name="Table2.A2" office:value-type="string">
            <text:p text:style-name="P3">Sensore</text:p>
          </table:table-cell>
          <table:table-cell table:style-name="Table2.A2" office:value-type="string">
            <text:p text:style-name="P4"/>
            <text:p text:style-name="P4"/>
            <text:p text:style-name="P4">NIBP (Pressione Arteriosa Non Invasiva):</text:p>
            <text:p text:style-name="P4"><text:tab/>• Unità di misura per la pressione sanguigna:</text:p>
            <text:p text:style-name="P4"><text:tab/>• Sistolica: mmHg (millimetri di mercurio)</text:p>
            <text:p text:style-name="P4"><text:tab/>• Diastolica: mmHg</text:p>
            <text:p text:style-name="P4"><text:tab/>• Media: mmHg</text:p>
            <text:p text:style-name="P4"/>
            <text:p text:style-name="P4">IBP (Pressione Invasiva Arteriosa):</text:p>
            <text:p text:style-name="P4"><text:tab/>• Misura la pressione arteriosa con l'uso di un catetere.</text:p>
            <text:p text:style-name="P4"><text:tab/>• Canali: 2</text:p>
            <text:p text:style-name="P4"><text:tab/>• Campo pressione: 50-300 mmHg</text:p>
            <text:p text:style-name="P4"><text:tab/>• Unità di misura: mmHg</text:p>
            <text:p text:style-name="P4"/>
            <text:p text:style-name="P4">ECG (Elettrocardiogramma):</text:p>
            <text:p text:style-name="P4"><text:tab/>• <text:s/>Misura l'attività elettrica del cuore.</text:p>
            <text:p text:style-name="P4"><text:tab/>• <text:s/>Millivolt ( mv )</text:p>
            <text:p text:style-name="P4"><text:tab/>• <text:s/>Misura sia devizione standard che precordiali ( rispettivamente 3</text:p>
            <text:p text:style-name="P4"><text:tab/>elettrodi la prima e 6 la seconda</text:p>
            <text:p text:style-name="P4"/>
            <text:p text:style-name="P4">CO2 (Anidride Carbonica ):</text:p>
            <text:p text:style-name="P4"><text:tab/>• Unità di misura: mmHg o kPa</text:p>
            <text:p text:style-name="P4"/>
            <text:p text:style-name="P4">Pressione arteriosa media:</text:p>
            <text:p text:style-name="P4"><text:tab/>• Unità di misura: mmHg</text:p>
            <text:p text:style-name="P4"/>
            <text:p text:style-name="P4"/>
          </table:table-cell>
        </table:table-row>
        <text:soft-page-break/>
        <table:table-row table:style-name="Table2.4">
          <table:table-cell table:style-name="Table2.A5" office:value-type="string">
            <text:p text:style-name="P2">Enviorement</text:p>
            <text:p text:style-name="P2">Monitoring</text:p>
            <text:p text:style-name="P2">Smart Object</text:p>
          </table:table-cell>
          <table:table-cell table:style-name="Table2.A5" office:value-type="string">
            <text:p text:style-name="P3">sensore</text:p>
          </table:table-cell>
          <table:table-cell table:style-name="Table2.A5" office:value-type="string">
            <text:p text:style-name="P4">Smart Object associato ad una zona e ad una posizione geografica</text:p>
            <text:p text:style-name="P4">dotato dei seguenti sensori per il monitoraggio ambientale: </text:p>
            <text:p text:style-name="P4"><text:tab/>- Sensore di temperatura</text:p>
            <text:p text:style-name="P4"><text:tab/>- Sensore di umidità </text:p>
            <text:p text:style-name="P4"><text:tab/>- Sensore PM10 (inquinamento)</text:p>
            <text:p text:style-name="P4"><text:tab/>- Sensore per il livello di batteria</text:p>
          </table:table-cell>
        </table:table-row>
        <table:table-row table:style-name="Table2.4">
          <table:table-cell table:style-name="Table2.A5" office:value-type="string">
            <text:p text:style-name="P2">Mobile Light</text:p>
            <text:p text:style-name="P2">Smart Object</text:p>
          </table:table-cell>
          <table:table-cell table:style-name="Table2.A5" office:value-type="string">
            <text:p text:style-name="P3">Sensore /</text:p>
            <text:p text:style-name="P3">attuatore</text:p>
          </table:table-cell>
          <table:table-cell table:style-name="Table2.A5" office:value-type="string">
            <text:p text:style-name="P4">Smart Object dedicato all’attuazione e controllo del sistema di</text:p>
            <text:p text:style-name="P4">Illuminazione in una specifica zona. </text:p>
            <text:p text:style-name="P4"/>
            <text:p text:style-name="P4">L’oggetto puo’ avere i seguenti stati controllabili: </text:p>
            <text:p text:style-name="P4"><text:tab/><text:span text:style-name="T18">-ON/OFF </text:span></text:p>
            <text:p text:style-name="P4"><text:span text:style-name="T18"/></text:p>
            <text:p text:style-name="P4">- Livello Illuminazione: </text:p>
            <text:p text:style-name="P4"><text:tab/>Low, Medium,High </text:p>
            <text:p text:style-name="P4"/>
            <text:p text:style-name="P4">- Sensore Consumo Energetico </text:p>
            <text:p text:style-name="P4"/>
          </table:table-cell>
        </table:table-row>
        <table:table-row table:style-name="Table2.4">
          <table:table-cell table:style-name="Table2.A5" office:value-type="string">
            <text:p text:style-name="P2">Ventola</text:p>
            <text:p text:style-name="P2">aspirazione</text:p>
            <text:p text:style-name="P2">( ricircolo aria )</text:p>
          </table:table-cell>
          <table:table-cell table:style-name="Table2.A5" office:value-type="string">
            <text:p text:style-name="P3">attuatore</text:p>
          </table:table-cell>
          <table:table-cell table:style-name="Table2.A5" office:value-type="string">
            <text:p text:style-name="P4"/>
            <text:p text:style-name="P4">Smart Object che può avere i seguenti stati controllabili : </text:p>
            <text:p text:style-name="P4"><text:tab/><text:span text:style-name="T18">-ON/OFF </text:span></text:p>
            <text:p text:style-name="P4"><text:span text:style-name="T18"/></text:p>
            <text:p text:style-name="P4">Modalità aspirazione ( lenta – media – veloce )</text:p>
            <text:p text:style-name="P4"/>
          </table:table-cell>
        </table:table-row>
        <table:table-row table:style-name="Table2.4">
          <table:table-cell table:style-name="Table2.A5" office:value-type="string">
            <text:p text:style-name="P2">Allarm switch</text:p>
          </table:table-cell>
          <table:table-cell table:style-name="Table2.A5" office:value-type="string">
            <text:p text:style-name="P3">attuatore</text:p>
          </table:table-cell>
          <table:table-cell table:style-name="Table2.A5" office:value-type="string">
            <text:p text:style-name="P4">Smart Object dedicato a segnalare un urgenza in una stanza, ha i</text:p>
            <text:p text:style-name="P4">seguenti stati controllabili: </text:p>
            <text:p text:style-name="P4"><text:tab/>- <text:span text:style-name="T18">ON/OFF</text:span></text:p>
          </table:table-cell>
        </table:table-row>
      </table:table>
      <text:p text:style-name="P16" loext:marker-style-name="T9"/>
      <text:p text:style-name="P16" loext:marker-style-name="T9"/>
      <text:p text:style-name="P5">Ipotizzando che ci siano N camere presenti nelle stanze, che ci sia un solo paziente all’interno e che</text:p>
      <text:p text:style-name="P1"><text:span text:style-name="T6">per ogni camera esiste solo un istanza de</text:span><text:span text:style-name="T8">i</text:span><text:span text:style-name="T6"> sensor</text:span><text:span text:style-name="T8">i</text:span><text:span text:style-name="T6">/attuator</text:span><text:span text:style-name="T8">i</text:span><text:span text:style-name="T6"> sopra descritti ( </text:span><text:span text:style-name="T7">7</text:span><text:span text:style-name="T6"> instanze ). Allora il</text:span></text:p>
      <text:p text:style-name="P1"><text:span text:style-name="T6">sistema dovrà supportare e gestire </text:span><text:span text:style-name="T7">7</text:span><text:span text:style-name="T6">*N istanze</text:span></text:p>
      <text:p text:style-name="P5"/>
      <text:p text:style-name="P1"><text:span text:style-name="T3">Descrivere le in modo schematico, ma completo le funzionalità del </text:span><text:span text:style-name="T15">Data Collector &amp; Manager</text:span><text:span text:style-name="T6">: </text:span></text:p>
      <text:p text:style-name="P5"/>
      <text:list text:style-name="WWNum3">
        <text:list-item>
          <text:p text:style-name="P13">I sensori generano un allarme nel caso in cui <text:span text:style-name="T21">i</text:span> valori letti oltrepassino una soglia di criticità (Es: NIBP &lt; 300 mmHg in un adulto). </text:p>
        </text:list-item>
        <text:list-item>
          <text:p text:style-name="P13">Tutti I dispositivi sono associati ad un numero di stanza. </text:p>
        </text:list-item>
        <text:list-item>
          <text:p text:style-name="P14">L’unico sensore che scaturisce un attuazione automatizzata in ambito medico è quello relativo all’ossigenazione del sangue, in base a questo l’infusore fornisce il delta di ossigeno per ristabilire i parametri vitali sopra la soglia di criticità. </text:p>
        </text:list-item>
        <text:list-item>
          <text:p text:style-name="P13">Tutti i dispositivi medici forniscono indicazioni in merito al loro livello di carica. In caso di valore inferiore al 20% di batteria segnala<text:span text:style-name="T21">no</text:span> la situazione avviando un allarme.</text:p>
        </text:list-item>
        <text:list-item>
          <text:p text:style-name="P13">Per i sensori ambientali vale quanto segue:</text:p>
          <text:list>
            <text:list-item>
              <text:p text:style-name="P13">Sensore di temperatura → Se la temperatura risulta superiore a 25° il sistema di raffreddamento entra in funzione.</text:p>
            </text:list-item>
            <text:list-item>
              <text:p text:style-name="P13">Sensore di luminosità → Se l’illuminazione risulta insufficiente durante i periodi di operatività l’illuminatore emetterà luce proporzionalmente.</text:p>
            </text:list-item>
            <text:list-item>
              <text:p text:style-name="P13">Sensore di umidità → Se l’umidità sale sopra il 60% la ventola entra in funzione.</text:p>
            </text:list-item>
            <text:list-item>
              <text:p text:style-name="P24"><text:span text:style-name="T11">Sensore PM10 (inquinamento) → Se l’inquinamento raggiunge valori superiori a 20 </text:span><text:span text:style-name="T9">µg/m³</text:span><text:span text:style-name="T11"> la ventola entra in funzione.</text:span></text:p>
            </text:list-item>
            <text:list-item>
              <text:p text:style-name="P17">Sensore per il livello di batteria → Se la batteria risulta scarica (&lt;20%) attiva l’allarme. 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it" fo:country="IT" style:letter-kerning="false" style:font-name-asian="Arial1" style:font-size-asian="11pt" style:language-asian="en" style:country-asian="GB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it" fo:country="IT" style:letter-kerning="false" style:font-name-asian="Arial1" style:font-size-asian="11pt" style:language-asian="en" style:country-asian="GB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I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line-height="115%" fo:keep-together="always" fo:keep-with-next="always"/>
      <style:text-properties style:font-name="Arial" fo:font-family="Arial" style:font-family-generic="roman" style:font-pitch="variable" fo:font-size="20pt" fo:language="it" fo:country="I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line-height="115%" fo:keep-together="always" fo:keep-with-next="always"/>
      <style:text-properties style:font-name="Arial" fo:font-family="Arial" style:font-family-generic="roman" style:font-pitch="variable" fo:font-size="16pt" fo:language="it" fo:country="I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line-height="115%" fo:keep-together="always" fo:keep-with-next="always"/>
      <style:text-properties fo:color="#434343" loext:opacity="100%" style:font-name="Arial" fo:font-family="Arial" style:font-family-generic="roman" style:font-pitch="variable" fo:font-size="14pt" fo:language="it" fo:country="I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line-height="115%" fo:keep-together="always" fo:keep-with-next="always"/>
      <style:text-properties fo:color="#666666" loext:opacity="100%" style:font-name="Arial" fo:font-family="Arial" style:font-family-generic="roman" style:font-pitch="variable" fo:language="it" fo:country="IT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line-height="115%" fo:keep-together="always" fo:keep-with-next="always"/>
      <style:text-properties fo:color="#666666" loext:opacity="100%" style:font-name="Arial" fo:font-family="Arial" style:font-family-generic="roman" style:font-pitch="variable" fo:font-size="11pt" fo:language="it" fo:country="I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line-height="115%" fo:keep-together="always" fo:keep-with-next="always"/>
      <style:text-properties fo:color="#666666" loext:opacity="100%" style:font-name="Arial" fo:font-family="Arial" style:font-family-generic="roman" style:font-pitch="variable" fo:font-size="11pt" fo:language="it" fo:country="I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line-height="115%" fo:keep-together="always" fo:keep-with-next="always"/>
      <style:text-properties style:font-name="Arial" fo:font-family="Arial" style:font-family-generic="roman" style:font-pitch="variable" fo:font-size="26pt" fo:language="it" fo:country="IT" style:font-name-asian="Arial1" style:font-family-asian="Arial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line-height="115%" fo:keep-together="always" fo:keep-with-next="always"/>
      <style:text-properties fo:color="#666666" loext:opacity="100%" style:font-name="Arial" fo:font-family="Arial" style:font-family-generic="roman" style:font-pitch="variable" fo:font-size="15pt" fo:language="it" fo:country="I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2</meta:editing-cycles>
    <meta:creation-date>2022-11-09T15:51:00</meta:creation-date>
    <dc:date>2023-12-21T10:22:27.577176920</dc:date>
    <meta:editing-duration>PT1H5M31S</meta:editing-duration>
    <meta:generator>LibreOffice/7.6.4.1$Linux_X86_64 LibreOffice_project/60$Build-1</meta:generator>
    <meta:document-statistic meta:table-count="2" meta:image-count="0" meta:object-count="0" meta:page-count="3" meta:paragraph-count="105" meta:word-count="635" meta:character-count="4161" meta:non-whitespace-character-count="3582"/>
    <meta:user-defined meta:name="AppVersion">16.0000</meta:user-defined>
    <meta:template xlink:type="simple" xlink:actuate="onRequest" xlink:title="Normal.dotm" xlink:href=""/>
  </office:meta>
</office:document-meta>
</file>